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 在公司主要从事cocos2d-x游戏的制作和维护工作，使用C++重构代码，配置更多的功能模块，学习到了很多C++基本的语法及表驱动，插件架构等常用的语言设计模式。作为从事生物科技工作的我来说，这是一次挑战。在这个公司我工作了一年，上架了一些比较简单的儿童游戏，有大量的功能模块重用和维护。 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text:span text:style-name="T23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4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25">†</text:span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31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